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s/>1 MAP<text:tab/>2</text:p>
          <text:p text:style-name="P2"><text:s/>1.1 Definition<text:tab/>2</text:p>
          <text:p text:style-name="P3"><text:s/>1.1.1 Type RASTER<text:tab/>2</text:p>
          <text:p text:style-name="P3"><text:s/>1.1.2 Type BLANK<text:tab/>2</text:p>
          <text:p text:style-name="P3"><text:s/>1.1.3 Examples<text:tab/>2</text:p>
          <text:p text:style-name="P1"><text:s/>2 POINT<text:tab/>3</text:p>
          <text:p text:style-name="P2"><text:s/>2.1 Definition<text:tab/>3</text:p>
          <text:p text:style-name="P3"><text:s/>2.1.1 Static points<text:tab/>3</text:p>
          <text:p text:style-name="P4"><text:s/>2.1.1.1 Type SPLL: static point lat/long (WGS84)<text:tab/>3</text:p>
          <text:p text:style-name="P4"><text:s/>2.1.1.2 Type SPCH:<text:tab/>3</text:p>
          <text:p text:style-name="P4"><text:s/>2.1.1.3 Type SPUTM: static point UTM<text:tab/>3</text:p>
          <text:p text:style-name="P4"><text:s/>2.1.1.4 Type SPFT:<text:tab/>4</text:p>
          <text:p text:style-name="P4"><text:s/>2.1.1.5 Type SPFV:<text:tab/>4</text:p>
          <text:p text:style-name="P4"><text:s/>2.1.1.6 Type SPLCH: static point launch<text:tab/>4</text:p>
          <text:p text:style-name="P4"><text:s/>2.1.1.7 Type SPLND: static point landing<text:tab/>4</text:p>
          <text:p text:style-name="P2"><text:s/>2.2 Display mode<text:tab/>4</text:p>
          <text:p text:style-name="P3"><text:s/>2.2.1 Type NONE<text:tab/>4</text:p>
          <text:p text:style-name="P3"><text:s/>2.2.2 Type WAYPOINT<text:tab/>4</text:p>
          <text:p text:style-name="P3"><text:s/>2.2.3 Type TARGET<text:tab/>4</text:p>
          <text:p text:style-name="P3"><text:s/>2.2.4 Type MARKER<text:tab/>5</text:p>
          <text:p text:style-name="P3"><text:s/>2.2.5 Type CROSSHAIR<text:tab/>5</text:p>
          <text:p text:style-name="P2"><text:s/>2.3 Examples<text:tab/>5</text:p>
          <text:p text:style-name="P1"><text:s/>3 AREA<text:tab/>6</text:p>
          <text:p text:style-name="P2"><text:s/>3.1 Definition<text:tab/>6</text:p>
          <text:p text:style-name="P3"><text:s/>3.1.1 Type AREACIRCLE: Circular area<text:tab/>6</text:p>
          <text:p text:style-name="P3"><text:s/>3.1.2 Type AREAPOLY: Polygonal area<text:tab/>6</text:p>
          <text:p text:style-name="P2"><text:s/>3.2 Display mode<text:tab/>6</text:p>
          <text:p text:style-name="P3"><text:s/>3.2.1 Type NONE<text:tab/>6</text:p>
          <text:p text:style-name="P3"><text:s/>3.2.2 Type DEFAULT<text:tab/>6</text:p>
          <text:p text:style-name="P2"><text:s/>3.3 Examples<text:tab/>7</text:p>
        </text:index-body>
      </text:table-of-content>
      <text:h text:style-name="Heading_20_1" text:outline-level="1">MAP</text:h>
      <text:p text:style-name="Preformatted_20_Text">MAP &lt;name&gt; = &lt;type&gt;(&lt;params&gt;)</text:p>
      <text:h text:style-name="Heading_20_2" text:outline-level="2">Definition</text:h>
      <text:h text:style-name="Heading_20_3" text:outline-level="3">Type RASTER</text:h>
      <text:p text:style-name="Preformatted_20_Text">RASTER(&lt;file name&gt;)</text:p>
      <text:p text:style-name="Text_20_body">Loads a bitmap image/world file pair. See <text:a xlink:type="simple" xlink:href="http://en.wikipedia.org/wiki/World_file">http://en.wikipedia.org/wiki/World_file</text:a> for more information. Compatible bitmap types are png, jpg, gif, bmp.</text:p>
      <text:p text:style-name="List_20_Contents">&lt;file name&gt; is the bitmap file name. A corresponding world file must exist.</text:p>
      <text:p text:style-name="Text_20_body"/>
      <text:h text:style-name="Heading_20_3" text:outline-level="3">Type BLANK</text:h>
      <text:p text:style-name="Preformatted_20_Text">BLANK()</text:p>
      <text:p text:style-name="Text_20_body">Loads a blank map.</text:p>
      <text:h text:style-name="Heading_20_3" text:outline-level="3">Examples</text:h>
      <text:p text:style-name="Preformatted_20_Text">map competitionarea = RASTER(competitionarea.png)<text:line-break/>map competitionarea = BLANK()</text:p>
      <text:h text:style-name="Heading_20_1" text:outline-level="1">POINT</text:h>
      <text:p text:style-name="Preformatted_20_Text">POINT &lt;name&gt; = &lt;point type&gt;(&lt;point params&gt;) [&lt;display type&gt;(&lt;display params&gt;)]</text:p>
      <text:h text:style-name="Heading_20_2" text:outline-level="2">Definition</text:h>
      <text:p text:style-name="Preformatted_20_Text">&lt;point type&gt;(&lt;point params&gt;) </text:p>
      <text:h text:style-name="Heading_20_3" text:outline-level="3">Static points</text:h>
      <text:h text:style-name="Heading_20_4" text:outline-level="4">Type SPLL: static point lat/long (WGS84)</text:h>
      <text:p text:style-name="Preformatted_20_Text">SPLL(&lt;lat&gt;, &lt;long&gt;, &lt;alt&gt;)</text:p>
      <text:p text:style-name="List_20_Contents">&lt;lat&gt; is the latitude coordinate</text:p>
      <text:p text:style-name="List_20_Contents">&lt;long&gt; is the longitude coordinate</text:p>
      <text:p text:style-name="List_20_Contents">&lt;alt&gt; is the altitude (in feet)</text:p>
      <text:h text:style-name="Heading_20_4" text:outline-level="4">Type SPCH:</text:h>
      <text:h text:style-name="Heading_20_4" text:outline-level="4">Type SPUTM: static point UTM</text:h>
      <text:p text:style-name="Preformatted_20_Text">SPUTM(&lt;latZone&gt;, &lt;longZone&gt;, &lt;easting&gt;, &lt;northing&gt;, &lt;alt&gt;</text:p>
      <text:p text:style-name="List_20_Contents">&lt;latZone&gt; is the latitude zone number</text:p>
      <text:p text:style-name="List_20_Contents">&lt;longZone&gt; is the longitude zone character</text:p>
      <text:p text:style-name="List_20_Contents">&lt;easting&gt; is the easting coordinate</text:p>
      <text:p text:style-name="List_20_Contents">&lt;northing&gt; is the northing coordinate</text:p>
      <text:p text:style-name="List_20_Contents">&lt;alt&gt; is the altitude (in feet)</text:p>
      <text:h text:style-name="Heading_20_4" text:outline-level="4"><text:soft-page-break/>Type SPFT:</text:h>
      <text:h text:style-name="Heading_20_4" text:outline-level="4">Type SPFV:</text:h>
      <text:h text:style-name="Heading_20_4" text:outline-level="4">Type SPLCH: static point launch</text:h>
      <text:p text:style-name="Preformatted_20_Text">SPLCH()</text:p>
      <text:h text:style-name="Heading_20_4" text:outline-level="4">Type SPLND: static point landing</text:h>
      <text:p text:style-name="Preformatted_20_Text">SPLND()</text:p>
      <text:h text:style-name="Heading_20_2" text:outline-level="2">Display mode</text:h>
      <text:p text:style-name="Preformatted_20_Text">&lt;display type&gt;(&lt;display params&gt;)</text:p>
      <text:p text:style-name="Text_20_body">This section is optional. If no display mode is specified, a waypoint map overlay will be used.</text:p>
      <text:h text:style-name="Heading_20_3" text:outline-level="3">Type NONE</text:h>
      <text:p text:style-name="Preformatted_20_Text">NONE()</text:p>
      <text:p text:style-name="Text_20_body">The point will not be displayed.</text:p>
      <text:h text:style-name="Heading_20_3" text:outline-level="3">Type WAYPOINT</text:h>
      <text:p text:style-name="Preformatted_20_Text">WAYPOINT([&lt;color&gt;])</text:p>
      <text:p text:style-name="Text_20_body">Displays a waypoint map overlay.</text:p>
      <text:p text:style-name="List_20_Contents">&lt;color&gt; is one of blue, brown, gray, green, orange, pink, red, violet, white, yellow. If no color is specified, blue will be used.</text:p>
      <text:h text:style-name="Heading_20_3" text:outline-level="3">Type TARGET</text:h>
      <text:p text:style-name="Preformatted_20_Text">TARGET(&lt;radius&gt;[, &lt;color&gt;])</text:p>
      <text:p text:style-name="Text_20_body">Displays a target map overlay with a circular area of given radius.</text:p>
      <text:p text:style-name="List_20_Contents">&lt;radius&gt; circular area radius in meters.</text:p>
      <text:p text:style-name="List_20_Contents">&lt;color&gt; is one of blue, brown, gray, green, orange, pink, red, violet, white, yellow. If no color is <text:soft-page-break/>specified, blue will be used.</text:p>
      <text:h text:style-name="Heading_20_3" text:outline-level="3">Type MARKER</text:h>
      <text:p text:style-name="Preformatted_20_Text">MARKER([&lt;color&gt;])</text:p>
      <text:p text:style-name="Text_20_body">Displays a flag map overlay.</text:p>
      <text:p text:style-name="List_20_Contents">&lt;color&gt; is one of blue, brown, gray, green, orange, pink, red, violet, white, yellow. If no color is specified, blue will be used.</text:p>
      <text:h text:style-name="Heading_20_3" text:outline-level="3">Type CROSSHAIR</text:h>
      <text:p text:style-name="Preformatted_20_Text">CROSSSHAIR([&lt;color&gt;])</text:p>
      <text:p text:style-name="Text_20_body">Displays a crosshair map overlay.</text:p>
      <text:p text:style-name="List_20_Contents">&lt;color&gt; is one of blue, brown, gray, green, orange, pink, red, violet, white, yellow. If no color is specified, blue will be used.</text:p>
      <text:h text:style-name="Heading_20_2" text:outline-level="2">Examples</text:h>
      <text:p text:style-name="Preformatted_20_Text">point G12 = SPLL(42.12, 3.23, 1500)<text:line-break/>point G13 = SPUTM(31, T, 235123, 4612153, 850) TARGET(100, green)<text:line-break/>point LAUNCH = SPLCH() WAYPOINT(green)<text:line-break/>point LANDING = SPLND() WAYPOINT(red)</text:p>
      <text:h text:style-name="Heading_20_1" text:outline-level="1">AREA</text:h>
      <text:p text:style-name="Preformatted_20_Text">AREA &lt;name&gt; = &lt;area type&gt;(&lt;area params&gt;) &lt;display type&gt;(&lt;display params&gt;)</text:p>
      <text:h text:style-name="Heading_20_2" text:outline-level="2">Definition</text:h>
      <text:p text:style-name="Preformatted_20_Text">&lt;area type&gt;(&lt;area params&gt;)</text:p>
      <text:h text:style-name="Heading_20_3" text:outline-level="3">Type AREACIRCLE: Circular area</text:h>
      <text:p text:style-name="Preformatted_20_Text">AREACIRCLE(&lt;center&gt;,&lt;radius&gt;)</text:p>
      <text:p text:style-name="List_20_Contents">&lt;center&gt; is a point name used as the circle center</text:p>
      <text:p text:style-name="List_20_Contents">&lt;radius&gt; is the circle radius</text:p>
      <text:h text:style-name="Heading_20_3" text:outline-level="3">Type AREAPOLY: Polygonal area</text:h>
      <text:p text:style-name="Preformatted_20_Text">AREAPOLY(&lt;file name&gt;)</text:p>
      <text:p text:style-name="List_20_Contents">&lt;file name&gt; is the name of a track file containing the polygon (trk, igc)</text:p>
      <text:h text:style-name="Heading_20_2" text:outline-level="2">Display mode</text:h>
      <text:p text:style-name="Preformatted_20_Text">&lt;display type&gt;(&lt;display params&gt;)</text:p>
      <text:h text:style-name="Heading_20_3" text:outline-level="3">Type NONE</text:h>
      <text:p text:style-name="Preformatted_20_Text">NONE()</text:p>
      <text:p text:style-name="Text_20_body">The area will not be displayed.</text:p>
      <text:h text:style-name="Heading_20_3" text:outline-level="3">Type DEFAULT</text:h>
      <text:p text:style-name="Preformatted_20_Text">DEFAULT([&lt;color&gt;])</text:p>
      <text:p text:style-name="Text_20_body">Draws the area according to its type.</text:p>
      <text:p text:style-name="List_20_Contents">&lt;color&gt; is one of blue, brown, gray, green, orange, pink, red, violet, white, yellow. If no color is <text:soft-page-break/>specified, blue will be used.</text:p>
      <text:h text:style-name="Heading_20_2" text:outline-level="2">Examples</text:h>
      <text:p text:style-name="Text_20_body"/>
      <text:p text:style-name="Standard"/>
      <text:p text:style-name="Standard"/>
      <text:p text:style-name="Standard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cm" fo:margin-bottom="0.21cm" fo:keep-together="always" style:page-number="auto" fo:break-before="page" fo:background-color="transparent" style:shadow="none">
        <style:tab-stops/>
        <style:background-image/>
      </style:paragraph-properties>
      <style:text-properties fo:text-transform="uppercas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5%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left="1cm" fo:margin-right="1cm" fo:margin-top="0.25cm" fo:margin-bottom="0.499cm" fo:text-indent="0cm" style:auto-text-indent="false">
        <style:tab-stops/>
      </style:paragraph-properties>
      <style:text-properties style:font-name="Courier New" fo:font-size="10pt" style:font-name-asian="NSimSun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2T15:11:04.65</meta:creation-date>
    <dc:date>2010-10-22T16:42:54.16</dc:date>
    <meta:editing-duration>PT01H31M45S</meta:editing-duration>
    <meta:editing-cycles>8</meta:editing-cycles>
    <meta:generator>OpenOffice.org/3.2$Win32 OpenOffice.org_project/320m12$Build-9483</meta:generator>
    <meta:document-statistic meta:table-count="0" meta:image-count="0" meta:object-count="0" meta:page-count="7" meta:paragraph-count="113" meta:word-count="613" meta:character-count="3815"/>
  </office:meta>
</office:document-meta>
</file>